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language="en" fo:country="US"/>
    </style:style>
    <style:style style:name="P2" style:family="paragraph" style:parent-style-name="Standard">
      <style:text-properties fo:language="en" fo:country="US"/>
    </style:style>
    <style:style style:name="P3" style:family="paragraph" style:parent-style-name="Standard">
      <style:paragraph-properties fo:margin-left="0cm" fo:margin-right="0cm" fo:margin-top="0cm" fo:margin-bottom="0.499cm" fo:text-indent="0cm" style:auto-text-indent="false"/>
      <style:text-properties fo:color="#000000" fo:language="en" fo:country="US"/>
    </style:style>
    <style:style style:name="P4" style:family="paragraph" style:parent-style-name="Preformatted_20_Text">
      <style:text-properties fo:language="en" fo:country="US"/>
    </style:style>
    <style:style style:name="P5" style:family="paragraph" style:parent-style-name="Preformatted_20_Text">
      <style:paragraph-properties fo:margin-left="0cm" fo:margin-right="0cm" fo:margin-top="0cm" fo:margin-bottom="0.499cm" fo:text-indent="0cm" style:auto-text-indent="false"/>
      <style:text-properties fo:color="#000000" fo:language="en" fo:country="US"/>
    </style:style>
    <style:style style:name="P6" style:family="paragraph" style:parent-style-name="Preformatted_20_Text">
      <style:paragraph-properties fo:margin-left="0cm" fo:margin-right="0cm" fo:margin-top="0cm" fo:margin-bottom="0.499cm" fo:text-indent="0cm" style:auto-text-indent="false"/>
      <style:text-properties fo:language="en" fo:country="US"/>
    </style:style>
    <style:style style:name="P7" style:family="paragraph" style:parent-style-name="Preformatted_20_Text">
      <style:paragraph-properties fo:margin-left="0cm" fo:margin-right="0cm" fo:margin-top="0cm" fo:margin-bottom="0cm" fo:text-indent="0cm" style:auto-text-indent="false"/>
      <style:text-properties fo:color="#c0c0c0" fo:language="en" fo:country="US"/>
    </style:style>
    <style:style style:name="P8" style:family="paragraph" style:parent-style-name="Preformatted_20_Text">
      <style:paragraph-properties fo:margin-left="0cm" fo:margin-right="0cm" fo:margin-top="0cm" fo:margin-bottom="0cm" fo:text-indent="0cm" style:auto-text-indent="false"/>
      <style:text-properties fo:language="en" fo:country="US"/>
    </style:style>
    <style:style style:name="P9" style:family="paragraph" style:parent-style-name="Preformatted_20_Text">
      <style:paragraph-properties fo:margin-left="1.251cm" fo:margin-right="0cm" fo:margin-top="0cm" fo:margin-bottom="0.499cm" fo:text-indent="0cm" style:auto-text-indent="false"/>
      <style:text-properties fo:language="en" fo:country="US"/>
    </style:style>
    <style:style style:name="P10" style:family="paragraph" style:parent-style-name="Preformatted_20_Text">
      <style:paragraph-properties fo:margin-left="1.251cm" fo:margin-right="0cm" fo:margin-top="0cm" fo:margin-bottom="0.499cm" fo:text-indent="0cm" style:auto-text-indent="false"/>
      <style:text-properties fo:color="#000000" fo:language="en" fo:country="US"/>
    </style:style>
    <style:style style:name="P11" style:family="paragraph" style:parent-style-name="Preformatted_20_Text">
      <style:paragraph-properties fo:margin-left="1.251cm" fo:margin-right="0cm" fo:margin-top="0cm" fo:margin-bottom="0cm" fo:text-indent="0cm" style:auto-text-indent="false"/>
      <style:text-properties fo:language="en" fo:country="US"/>
    </style:style>
    <style:style style:name="P12" style:family="paragraph" style:parent-style-name="Preformatted_20_Text">
      <style:paragraph-properties fo:margin-left="1.251cm" fo:margin-right="0cm" fo:margin-top="0cm" fo:margin-bottom="0cm" fo:text-indent="0cm" style:auto-text-indent="false"/>
      <style:text-properties fo:color="#c0c0c0" fo:language="en" fo:country="US"/>
    </style:style>
    <style:style style:name="P13" style:family="paragraph" style:parent-style-name="Preformatted_20_Text">
      <style:paragraph-properties fo:margin-left="1.251cm" fo:margin-right="0cm" fo:text-indent="0cm" style:auto-text-indent="false"/>
      <style:text-properties fo:language="en" fo:country="US"/>
    </style:style>
    <style:style style:name="P14" style:family="paragraph" style:parent-style-name="Preformatted_20_Text">
      <style:paragraph-properties fo:margin-left="1.251cm" fo:margin-right="0cm" fo:text-indent="0cm" style:auto-text-indent="false"/>
      <style:text-properties fo:color="#000000" fo:language="en" fo:country="US"/>
    </style:style>
    <style:style style:name="P15" style:family="paragraph" style:parent-style-name="Heading_20_2">
      <style:text-properties fo:language="en" fo:country="US"/>
    </style:style>
    <style:style style:name="P16" style:family="paragraph" style:parent-style-name="Heading_20_2">
      <style:paragraph-properties fo:margin-top="0.423cm" fo:margin-bottom="0.212cm" fo:keep-with-next="always"/>
      <style:text-properties fo:language="en" fo:country="US"/>
    </style:style>
    <style:style style:name="P17" style:family="paragraph" style:parent-style-name="Heading_20_1">
      <style:text-properties fo:language="en" fo:country="US"/>
    </style:style>
    <style:style style:name="P18" style:family="paragraph" style:parent-style-name="Heading_20_1">
      <style:paragraph-properties fo:text-align="center" style:justify-single-word="false"/>
      <style:text-properties fo:language="en" fo:country="US"/>
    </style:style>
    <style:style style:name="T1" style:family="text">
      <style:text-properties fo:color="#000080"/>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800080"/>
    </style:style>
    <style:style style:name="T6" style:family="text">
      <style:text-properties fo:color="#000000"/>
    </style:style>
    <style:style style:name="T7" style:family="text">
      <style:text-properties fo:color="#000000" fo:font-style="italic"/>
    </style:style>
    <style:style style:name="T8" style:family="text">
      <style:text-properties fo:color="#000000" style:text-position="0% 100%" fo:font-size="16pt" fo:font-weight="bold" style:font-size-asian="16pt" style:font-weight-asian="bold" style:font-size-complex="16pt" style:font-weight-complex="bold"/>
    </style:style>
    <style:style style:name="T9" style:family="text">
      <style:text-properties fo:color="#800000"/>
    </style:style>
    <style:style style:name="T10" style:family="text">
      <style:text-properties fo:color="#800000" fo:language="en" fo:country="US"/>
    </style:style>
    <style:style style:name="T11" style:family="text">
      <style:text-properties style:font-name="Arial" style:font-name-asian="Microsoft YaHei" style:font-name-complex="Mangal"/>
    </style:style>
    <style:style style:name="T12" style:family="text">
      <style:text-properties style:text-position="0% 100%"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ynamic Qobject<text:line-break/>or how to connect without moc ?</text:h>
      <text:h text:style-name="P17" text:outline-level="1"/>
      <text:h text:style-name="P15" text:outline-level="2">The Problem</text:h>
      <text:p text:style-name="P2"/>
      <text:p text:style-name="P2">Using Qt's interfacing mechanisms of properties, slots, signals, invocable methods etc … depends on generating an interface class that needs to be compiled by the C++ compiler.</text:p>
      <text:p text:style-name="P2"/>
      <text:p text:style-name="P2">This MOC compiler produces C++ code that needs to be linked in into the application.</text:p>
      <text:p text:style-name="P2"/>
      <text:p text:style-name="P2">In other words if you want to use code and integrate it seemlessly with the Qt suite (C++ and QML part), you need to create wrapper classes that can be used by MOC to produce the necessary interface class.</text:p>
      <text:p text:style-name="P2"/>
      <text:p text:style-name="P2">This mechanism does not work if we do not know the module to be loaded and its interface at compiletime. <text:s/>E.g. When we use things like SOAP or COM, access to objects and there interfaces becomes more dynamic. <text:s/>In the case of SOAP for instance, and XML defines the interface of that remove object. <text:s/>In the case of COM, the COM object exposes and API that allows for inspection of the loaded object.</text:p>
      <text:p text:style-name="P2"/>
      <text:p text:style-name="P2">Using this type of environments today in Qt, program wanting to interface with these modules need to have a wrapper class on stand by ready to be loaded once the module seems to be needed. <text:s/>This is <text:s/>of course a very limitative approach. <text:s/>It would be better if the needed Qt interface can be generated at runtime.</text:p>
      <text:p text:style-name="P2"/>
      <text:h text:style-name="P16" text:outline-level="2">Introducing <text:span text:style-name="T11">Dynamic</text:span> Qobject</text:h>
      <text:p text:style-name="P2"/>
      <text:p text:style-name="P2">The idea is to create a Qobject child class on the fly for each non Qt code an application would like to use.</text:p>
      <text:p text:style-name="P2"/>
      <text:p text:style-name="P2">The way to do it is to create a special interface class that maps the Qt world to the interface method of the non Qt world. <text:s/>This interface does not depend on the interface of the code that is loaded but rather on the technology that is needed to inspect that code. <text:s/>So you have one interface for any SOAP based service or one interface for any COM based code etc.</text:p>
      <text:p text:style-name="P2"/>
      <text:p text:style-name="P2">This interface class knows how to retrieve inspection information for any dynamically loaded source parts it is compatible with. <text:s/>It uses that data to initialize a QmetaObject data structure, much like the MOC generated wrapper code, which will Qobject use to access items within the that dynamically loaded foreign code.</text:p>
      <text:p text:style-name="P2"/>
      <text:p text:style-name="P2">The code presented in this archive provides a basic class for interfaces of the above type. <text:s/>It is clear that for each technology (SOAP, COM, CORBA, DBUS, etc) special code needs to be written but a large part of the Qobject interfacing work can be factored out.</text:p>
      <text:p text:style-name="P2"/>
      <text:p text:style-name="P2">This generic interface generation class is called DynamicQObject.</text:p>
      <text:p text:style-name="P2"/>
      <text:h text:style-name="P16" text:outline-level="2"><text:soft-page-break/>How to use it</text:h>
      <text:p text:style-name="P2"/>
      <text:p text:style-name="P2"/>
      <text:p text:style-name="P9"><text:span text:style-name="T1">#include</text:span><text:span text:style-name="T2"> </text:span><text:span text:style-name="T3">&lt;dynamicqobject.h&gt;</text:span></text:p>
      <text:p text:style-name="P11"><text:span text:style-name="T4">class</text:span><text:span text:style-name="T2"> </text:span><text:span text:style-name="T5">Tester</text:span><text:span text:style-name="T2"> </text:span><text:span text:style-name="T6">:</text:span><text:span text:style-name="T2"> </text:span><text:span text:style-name="T4">public</text:span><text:span text:style-name="T2"> </text:span><text:span text:style-name="T5">DynamicQObject</text:span><text:span text:style-name="T2"> </text:span><text:span text:style-name="T6">{</text:span></text:p>
      <text:p text:style-name="P11"><text:span text:style-name="T4">public</text:span><text:span text:style-name="T6">:</text:span></text:p>
      <text:p text:style-name="P11"><text:span text:style-name="T2"><text:s text:c="4"/></text:span><text:span text:style-name="T5">Tester</text:span><text:span text:style-name="T6">(</text:span><text:span text:style-name="T2"> </text:span><text:span text:style-name="T5">QObject</text:span><text:span text:style-name="T2"> </text:span><text:span text:style-name="T6">*</text:span><text:span text:style-name="T2"> </text:span>parent<text:span text:style-name="T2"> </text:span><text:span text:style-name="T6">=</text:span><text:span text:style-name="T2"> </text:span><text:span text:style-name="T1">0</text:span><text:span text:style-name="T2"> </text:span><text:span text:style-name="T6">);</text:span></text:p>
      <text:p text:style-name="P12"><text:s text:c="4"/></text:p>
      <text:p text:style-name="P11"><text:span text:style-name="T2"><text:s text:c="4"/></text:span><text:span text:style-name="T5">QString</text:span><text:span text:style-name="T2"> </text:span><text:span text:style-name="T6">txt();</text:span></text:p>
      <text:p text:style-name="P11"><text:span text:style-name="T2"><text:s text:c="4"/></text:span><text:span text:style-name="T4">void</text:span><text:span text:style-name="T2"> </text:span><text:span text:style-name="T6">someMethod(</text:span><text:span text:style-name="T2"> </text:span><text:span text:style-name="T4">const</text:span><text:span text:style-name="T2"> </text:span><text:span text:style-name="T5">QString</text:span><text:span text:style-name="T2"> </text:span><text:span text:style-name="T6">&amp;</text:span><text:span text:style-name="T2"> </text:span>T<text:span text:style-name="T2"> </text:span><text:span text:style-name="T6">);</text:span></text:p>
      <text:p text:style-name="P11"><text:span text:style-name="T2"><text:s text:c="4"/></text:span><text:span text:style-name="T4">void</text:span><text:span text:style-name="T2"> </text:span><text:span text:style-name="T6">setTxt(</text:span><text:span text:style-name="T2"> </text:span><text:span text:style-name="T4">const</text:span><text:span text:style-name="T2"> </text:span><text:span text:style-name="T5">QString</text:span><text:span text:style-name="T2"> </text:span><text:span text:style-name="T6">&amp;</text:span><text:span text:style-name="T2"> </text:span>T<text:span text:style-name="T2"> </text:span><text:span text:style-name="T6">);</text:span></text:p>
      <text:p text:style-name="P11"><text:span text:style-name="T2"><text:s text:c="4"/></text:span><text:span text:style-name="T4">void</text:span><text:span text:style-name="T2"> </text:span><text:span text:style-name="T6">textChanged(</text:span><text:span text:style-name="T2"> </text:span><text:span text:style-name="T4">const</text:span><text:span text:style-name="T2"> </text:span><text:span text:style-name="T5">QString</text:span><text:span text:style-name="T2"> </text:span><text:span text:style-name="T6">&amp;</text:span><text:span text:style-name="T2"> </text:span>Txt<text:span text:style-name="T2"> </text:span><text:span text:style-name="T6">);</text:span></text:p>
      <text:p text:style-name="P12"><text:s text:c="8"/></text:p>
      <text:p text:style-name="P11"><text:span text:style-name="T4">private</text:span><text:span text:style-name="T2"> </text:span><text:span text:style-name="T6">:</text:span></text:p>
      <text:p text:style-name="P12"><text:s text:c="8"/></text:p>
      <text:p text:style-name="P11"><text:span text:style-name="T2"><text:s text:c="4"/></text:span><text:span text:style-name="T5">QString</text:span><text:span text:style-name="T2"> </text:span><text:span text:style-name="T9">Txt</text:span><text:span text:style-name="T6">;</text:span></text:p>
      <text:p text:style-name="P12"><text:s text:c="4"/></text:p>
      <text:p text:style-name="P9"><text:span text:style-name="T4">protected</text:span><text:span text:style-name="T2"> </text:span><text:span text:style-name="T6">:</text:span></text:p>
      <text:p text:style-name="P11"><text:span text:style-name="T2"><text:s text:c="4"/></text:span><text:span text:style-name="T4">const</text:span><text:span text:style-name="T2"> </text:span><text:span text:style-name="T4">char</text:span><text:span text:style-name="T2"> </text:span><text:span text:style-name="T6">*</text:span><text:span text:style-name="T2"> </text:span><text:span text:style-name="T7">className</text:span><text:span text:style-name="T6">()</text:span><text:span text:style-name="T2"> </text:span><text:span text:style-name="T4">const</text:span><text:span text:style-name="T2"> </text:span><text:span text:style-name="T6">{</text:span></text:p>
      <text:p text:style-name="P11"><text:span text:style-name="T2"><text:s text:c="8"/></text:span><text:span text:style-name="T4">return</text:span><text:span text:style-name="T2"> </text:span><text:span text:style-name="T3">"Tester"</text:span><text:span text:style-name="T6">;</text:span></text:p>
      <text:p text:style-name="P11"><text:span text:style-name="T2"><text:s text:c="4"/></text:span><text:span text:style-name="T6">}</text:span></text:p>
      <text:p text:style-name="P11"><text:span text:style-name="T2"><text:s text:c="4"/></text:span><text:span text:style-name="T4">void</text:span><text:span text:style-name="T2"> </text:span><text:span text:style-name="T6">*</text:span><text:span text:style-name="T2"> </text:span><text:span text:style-name="T7">doQtCast</text:span><text:span text:style-name="T6">();</text:span></text:p>
      <text:p text:style-name="P11"><text:span text:style-name="T2"><text:s text:c="4"/></text:span><text:span text:style-name="T4">bool</text:span><text:span text:style-name="T2"> </text:span><text:span text:style-name="T7">doQtPropertyCall</text:span><text:span text:style-name="T6">(</text:span><text:span text:style-name="T5">QMetaObject</text:span><text:span text:style-name="T6">::</text:span><text:span text:style-name="T5">Call</text:span><text:span text:style-name="T2"> </text:span>_c<text:span text:style-name="T6">,</text:span><text:span text:style-name="T2"> </text:span><text:span text:style-name="T4">int</text:span><text:span text:style-name="T2"> </text:span>_id<text:span text:style-name="T6">,</text:span><text:span text:style-name="T2"> </text:span><text:span text:style-name="T4">void</text:span><text:span text:style-name="T2"> </text:span><text:span text:style-name="T6">**</text:span><text:span text:style-name="T2"> </text:span>_a<text:span text:style-name="T2"> </text:span><text:span text:style-name="T6">)</text:span><text:span text:style-name="T2"> </text:span><text:span text:style-name="T6">;</text:span></text:p>
      <text:p text:style-name="P11"><text:span text:style-name="T2"><text:s text:c="4"/></text:span><text:span text:style-name="T4">void</text:span><text:span text:style-name="T2"> </text:span><text:span text:style-name="T7">doQtMethodCall</text:span><text:span text:style-name="T6">(</text:span><text:span text:style-name="T5">QMetaObject</text:span><text:span text:style-name="T6">::</text:span><text:span text:style-name="T5">Call</text:span><text:span text:style-name="T2"> </text:span>_c<text:span text:style-name="T6">,</text:span><text:span text:style-name="T2"> </text:span><text:span text:style-name="T4">int</text:span><text:span text:style-name="T2"> </text:span>_id<text:span text:style-name="T6">,</text:span><text:span text:style-name="T2"> </text:span><text:span text:style-name="T4">void</text:span><text:span text:style-name="T2"> </text:span><text:span text:style-name="T6">**</text:span><text:span text:style-name="T2"> </text:span>_a<text:span text:style-name="T2"> </text:span><text:span text:style-name="T6">)</text:span><text:span text:style-name="T2"> </text:span><text:span text:style-name="T6">;</text:span></text:p>
      <text:p text:style-name="P11"><text:span text:style-name="T2"><text:s text:c="4"/></text:span><text:span text:style-name="T4">void</text:span><text:span text:style-name="T2"> </text:span><text:span text:style-name="T7">doInitializePrivateMetaObject</text:span><text:span text:style-name="T6">(</text:span><text:span text:style-name="T2"> </text:span><text:span text:style-name="T5">DynamicMetaObject</text:span><text:span text:style-name="T6">&amp;</text:span><text:span text:style-name="T2"> </text:span>MO<text:span text:style-name="T2"> </text:span><text:span text:style-name="T6">)</text:span><text:span text:style-name="T2"> </text:span><text:span text:style-name="T4">const</text:span><text:span text:style-name="T2"> </text:span><text:span text:style-name="T6">;</text:span></text:p>
      <text:p text:style-name="P12"><text:s text:c="4"/></text:p>
      <text:p text:style-name="P10">};</text:p>
      <text:p text:style-name="P1">In this example we do avoid the inspection problem by assuming that we know that the foreign code has a 'well known' interface (txt, someMethod, etc). <text:s/>The example will show how this can be made more dynamically.</text:p>
      <text:p text:style-name="P1"/>
      <text:p text:style-name="P1">To work together with DynamicQObject, the following methods need to be implemented</text:p>
      <text:p text:style-name="P1"/>
      <text:p text:style-name="P1"><text:span text:style-name="T12">className</text:span> needs to return the class name of the wrapped item.</text:p>
      <text:p text:style-name="P1"/>
      <text:p text:style-name="P2"><text:span text:style-name="T8">DoQtCasts</text:span> needs to safely cast the current object to void. <text:s/>This is basically always the following code </text:p>
      <text:p text:style-name="P1"/>
      <text:p text:style-name="P13"><text:span text:style-name="T4">return</text:span><text:span text:style-name="T2"> </text:span><text:span text:style-name="T4">static_cast</text:span><text:span text:style-name="T6">&lt;</text:span><text:span text:style-name="T4">void</text:span><text:span text:style-name="T6">*&gt;(</text:span><text:span text:style-name="T4">const_cast</text:span><text:span text:style-name="T6">&lt;</text:span><text:span text:style-name="T5">Tester</text:span><text:span text:style-name="T6">*&gt;(</text:span><text:span text:style-name="T4">this</text:span><text:span text:style-name="T6">));</text:span></text:p>
      <text:p text:style-name="P14"/>
      <text:p text:style-name="P2"><text:span text:style-name="T8">DoQtPropertyCall</text:span> should provide access to the properties based on the property ID (_id) which is the index of the property when it was created, the value of that property or the return value (_a) and the action that needs to be performed (_c) like write or read</text:p>
      <text:p text:style-name="P1"/>
      <text:p text:style-name="P4"><text:span text:style-name="T2"><text:s text:c="4"/></text:span><text:span text:style-name="T4">bool</text:span><text:span text:style-name="T2"> </text:span><text:span text:style-name="T6">Result</text:span><text:span text:style-name="T2"> </text:span><text:span text:style-name="T6">=</text:span><text:span text:style-name="T2"> </text:span><text:span text:style-name="T4">true</text:span><text:span text:style-name="T6">;</text:span></text:p>
      <text:p text:style-name="P7"><text:s text:c="4"/></text:p>
      <text:p text:style-name="P8"><text:span text:style-name="T2"><text:s text:c="4"/></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ReadProperty</text:span><text:span text:style-name="T6">)</text:span><text:span text:style-name="T2"> </text:span><text:span text:style-name="T6">{</text:span></text:p>
      <text:p text:style-name="P8"><text:span text:style-name="T2"><text:s text:c="8"/></text:span><text:span text:style-name="T4">void</text:span><text:span text:style-name="T2"> </text:span><text:span text:style-name="T6">*_v</text:span><text:span text:style-name="T2"> </text:span><text:span text:style-name="T6">=</text:span><text:span text:style-name="T2"> </text:span><text:span text:style-name="T6">_a[</text:span><text:span text:style-name="T1">0</text:span><text:span text:style-name="T6">];</text:span></text:p>
      <text:p text:style-name="P8"><text:span text:style-name="T2"><text:s text:c="8"/></text:span><text:span text:style-name="T4">switch</text:span><text:span text:style-name="T2"> </text:span><text:span text:style-name="T6">(_id)</text:span><text:span text:style-name="T2"> </text:span><text:span text:style-name="T6">{</text:span></text:p>
      <text:p text:style-name="P8"><text:span text:style-name="T2"><text:s text:c="12"/></text:span><text:span text:style-name="T4">case</text:span><text:span text:style-name="T2"> </text:span><text:span text:style-name="T1">0</text:span><text:span text:style-name="T6">:</text:span><text:span text:style-name="T2"> </text:span><text:span text:style-name="T6">*</text:span><text:span text:style-name="T4">reinterpret_cast</text:span><text:span text:style-name="T6">&lt;</text:span><text:span text:style-name="T5">QString</text:span><text:span text:style-name="T6">*&gt;(</text:span><text:span text:style-name="T2"> </text:span><text:span text:style-name="T6">_v</text:span><text:span text:style-name="T2"> </text:span><text:span text:style-name="T6">)</text:span><text:span text:style-name="T2"> </text:span><text:span text:style-name="T6">=</text:span><text:span text:style-name="T2"> </text:span><text:span text:style-name="T6">txt();</text:span><text:span text:style-name="T2"> </text:span><text:span text:style-name="T4">break</text:span><text:span text:style-name="T6">;</text:span></text:p>
      <text:p text:style-name="P8"><text:span text:style-name="T2"><text:s text:c="8"/></text:span><text:span text:style-name="T6">}</text:span></text:p>
      <text:p text:style-name="P8"><text:span text:style-name="T2"><text:s text:c="4"/></text:span><text:span text:style-name="T6">}</text:span><text:span text:style-name="T2"> </text:span><text:span text:style-name="T4">else</text:span><text:span text:style-name="T2"> </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WriteProperty</text:span><text:span text:style-name="T6">)</text:span><text:span text:style-name="T2"> </text:span><text:span text:style-name="T6">{</text:span></text:p>
      <text:p text:style-name="P8"><text:span text:style-name="T2"><text:s text:c="8"/></text:span><text:span text:style-name="T4">void</text:span><text:span text:style-name="T2"> </text:span><text:span text:style-name="T6">*_v</text:span><text:span text:style-name="T2"> </text:span><text:span text:style-name="T6">=</text:span><text:span text:style-name="T2"> </text:span><text:span text:style-name="T6">_a[</text:span><text:span text:style-name="T1">0</text:span><text:span text:style-name="T6">];</text:span></text:p>
      <text:p text:style-name="P8"><text:span text:style-name="T2"><text:s text:c="8"/></text:span><text:span text:style-name="T4">switch</text:span><text:span text:style-name="T2"> </text:span><text:span text:style-name="T6">(_id)</text:span><text:span text:style-name="T2"> </text:span><text:span text:style-name="T6">{</text:span></text:p>
      <text:p text:style-name="P8"><text:soft-page-break/><text:span text:style-name="T2"><text:s text:c="12"/></text:span><text:span text:style-name="T4">case</text:span><text:span text:style-name="T2"> </text:span><text:span text:style-name="T1">0</text:span><text:span text:style-name="T6">:</text:span><text:span text:style-name="T2"> </text:span><text:span text:style-name="T6">setTxt(*</text:span><text:span text:style-name="T4">reinterpret_cast</text:span><text:span text:style-name="T6">&lt;</text:span><text:span text:style-name="T5">QString</text:span><text:span text:style-name="T6">*&gt;(_v));</text:span><text:span text:style-name="T2"> </text:span><text:span text:style-name="T4">break</text:span><text:span text:style-name="T6">;</text:span></text:p>
      <text:p text:style-name="P8"><text:span text:style-name="T2"><text:s text:c="8"/></text:span><text:span text:style-name="T6">}</text:span></text:p>
      <text:p text:style-name="P8"><text:span text:style-name="T2"><text:s text:c="4"/></text:span><text:span text:style-name="T6">}</text:span><text:span text:style-name="T2"> </text:span><text:span text:style-name="T4">else</text:span><text:span text:style-name="T2"> </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ResetProperty</text:span><text:span text:style-name="T6">)</text:span><text:span text:style-name="T2"> </text:span><text:span text:style-name="T6">{</text:span></text:p>
      <text:p text:style-name="P8"><text:span text:style-name="T2"><text:s text:c="4"/></text:span><text:span text:style-name="T6">}</text:span><text:span text:style-name="T2"> </text:span><text:span text:style-name="T4">else</text:span><text:span text:style-name="T2"> </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QueryPropertyDesignable</text:span><text:span text:style-name="T6">)</text:span><text:span text:style-name="T2"> </text:span><text:span text:style-name="T6">{</text:span></text:p>
      <text:p text:style-name="P8"><text:span text:style-name="T2"><text:s text:c="4"/></text:span><text:span text:style-name="T6">}</text:span><text:span text:style-name="T2"> </text:span><text:span text:style-name="T4">else</text:span><text:span text:style-name="T2"> </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QueryPropertyScriptable</text:span><text:span text:style-name="T6">)</text:span><text:span text:style-name="T2"> </text:span><text:span text:style-name="T6">{</text:span></text:p>
      <text:p text:style-name="P8"><text:span text:style-name="T2"><text:s text:c="4"/></text:span><text:span text:style-name="T6">}</text:span><text:span text:style-name="T2"> </text:span><text:span text:style-name="T4">else</text:span><text:span text:style-name="T2"> </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QueryPropertyStored</text:span><text:span text:style-name="T6">)</text:span><text:span text:style-name="T2"> </text:span><text:span text:style-name="T6">{</text:span></text:p>
      <text:p text:style-name="P8"><text:span text:style-name="T2"><text:s text:c="4"/></text:span><text:span text:style-name="T6">}</text:span><text:span text:style-name="T2"> </text:span><text:span text:style-name="T4">else</text:span><text:span text:style-name="T2"> </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QueryPropertyEditable</text:span><text:span text:style-name="T6">)</text:span><text:span text:style-name="T2"> </text:span><text:span text:style-name="T6">{</text:span></text:p>
      <text:p text:style-name="P8"><text:span text:style-name="T2"><text:s text:c="4"/></text:span><text:span text:style-name="T6">}</text:span><text:span text:style-name="T2"> </text:span><text:span text:style-name="T4">else</text:span><text:span text:style-name="T2"> </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QueryPropertyUser</text:span><text:span text:style-name="T6">)</text:span><text:span text:style-name="T2"> </text:span><text:span text:style-name="T6">{</text:span></text:p>
      <text:p text:style-name="P8"><text:span text:style-name="T2"><text:s text:c="4"/></text:span><text:span text:style-name="T6">}</text:span><text:span text:style-name="T2"> </text:span><text:span text:style-name="T4">else</text:span><text:span text:style-name="T2"> </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RegisterPropertyMetaType</text:span><text:span text:style-name="T6">)</text:span><text:span text:style-name="T2"> </text:span><text:span text:style-name="T6">{</text:span></text:p>
      <text:p text:style-name="P8"><text:span text:style-name="T2"><text:s text:c="8"/></text:span><text:span text:style-name="T4">if</text:span><text:span text:style-name="T2"> </text:span><text:span text:style-name="T6">(_id</text:span><text:span text:style-name="T2"> </text:span><text:span text:style-name="T6">&lt;</text:span><text:span text:style-name="T2"> </text:span><text:span text:style-name="T1">1</text:span><text:span text:style-name="T6">)</text:span><text:span text:style-name="T2"> </text:span><text:span text:style-name="T3">//</text:span><text:span text:style-name="T2"> 1 </text:span><text:span text:style-name="T3">=</text:span><text:span text:style-name="T2"> </text:span><text:span text:style-name="T3">propertycount</text:span></text:p>
      <text:p text:style-name="P8"><text:span text:style-name="T2"><text:s text:c="12"/></text:span><text:span text:style-name="T6">*</text:span><text:span text:style-name="T4">reinterpret_cast</text:span><text:span text:style-name="T6">&lt;</text:span><text:span text:style-name="T4">int</text:span><text:span text:style-name="T6">*&gt;(_a[</text:span><text:span text:style-name="T1">0</text:span><text:span text:style-name="T6">])</text:span><text:span text:style-name="T2"> </text:span><text:span text:style-name="T6">=</text:span><text:span text:style-name="T2"> </text:span><text:span text:style-name="T6">-</text:span><text:span text:style-name="T1">1</text:span><text:span text:style-name="T6">;</text:span></text:p>
      <text:p text:style-name="P8"><text:span text:style-name="T2"><text:s text:c="4"/></text:span><text:span text:style-name="T6">}</text:span><text:span text:style-name="T2"> </text:span><text:span text:style-name="T4">else</text:span><text:span text:style-name="T2"> </text:span><text:span text:style-name="T6">{</text:span></text:p>
      <text:p text:style-name="P8"><text:span text:style-name="T2"><text:s text:c="8"/></text:span><text:span text:style-name="T6">Result</text:span><text:span text:style-name="T2"> </text:span><text:span text:style-name="T6">=</text:span><text:span text:style-name="T2"> </text:span><text:span text:style-name="T4">false</text:span><text:span text:style-name="T6">;</text:span></text:p>
      <text:p text:style-name="P8"><text:span text:style-name="T2"><text:s text:c="4"/></text:span><text:span text:style-name="T6">}</text:span></text:p>
      <text:p text:style-name="P7"><text:s text:c="4"/></text:p>
      <text:p text:style-name="P6"><text:span text:style-name="T2"><text:s text:c="4"/></text:span><text:span text:style-name="T4">return</text:span><text:span text:style-name="T2"> </text:span><text:span text:style-name="T6">Result;</text:span></text:p>
      <text:p text:style-name="P3">As you notice, the methods of the Tester call get called from within the DoQtPropertyCall method. <text:s/>However this can be a call to other API that offer the same ability. <text:s/>It could call the API of the used technology (e.g. COM) to extract the properties of the underlying foreign code particle.</text:p>
      <text:p text:style-name="P2"><text:span text:style-name="T8">DoQtMethodCall</text:span> should provide access to the methods of the class based on the method ID (_id) which is the index of the method when it was created, the arguments and return value (if any) (_a) and the action that needs to be performed (_c). <text:s/>Methods signals and slots are considered to be methods. <text:s/>The index of these are added together. <text:s/>The index is the sequence number when the method/signal/slot was defined</text:p>
      <text:p text:style-name="P9"><text:span text:style-name="T2"><text:s text:c="4"/></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InvokeMetaMethod</text:span><text:span text:style-name="T6">)</text:span><text:span text:style-name="T2"> </text:span><text:span text:style-name="T6">{</text:span></text:p>
      <text:p text:style-name="P11"><text:span text:style-name="T2"><text:s text:c="8"/></text:span><text:span text:style-name="T4">switch</text:span><text:span text:style-name="T2"> </text:span><text:span text:style-name="T6">(_id)</text:span><text:span text:style-name="T2"> </text:span><text:span text:style-name="T6">{</text:span></text:p>
      <text:p text:style-name="P11"><text:span text:style-name="T2"><text:s text:c="12"/></text:span><text:span text:style-name="T4">case</text:span><text:span text:style-name="T2"> </text:span><text:span text:style-name="T1">0</text:span><text:span text:style-name="T6">:</text:span><text:span text:style-name="T2"> </text:span><text:span text:style-name="T6">textChanged((*</text:span><text:span text:style-name="T4">reinterpret_cast</text:span><text:span text:style-name="T6">&lt;</text:span><text:span text:style-name="T2"> </text:span><text:span text:style-name="T5">QString</text:span><text:span text:style-name="T6">(*)&gt;(_a[</text:span><text:span text:style-name="T1">1</text:span><text:span text:style-name="T6">])));</text:span><text:span text:style-name="T2"> </text:span><text:span text:style-name="T4">break</text:span><text:span text:style-name="T6">;</text:span></text:p>
      <text:p text:style-name="P11"><text:span text:style-name="T2"><text:s text:c="12"/></text:span><text:span text:style-name="T4">case</text:span><text:span text:style-name="T2"> </text:span><text:span text:style-name="T1">1</text:span><text:span text:style-name="T6">:</text:span><text:span text:style-name="T2"> </text:span><text:span text:style-name="T6">someMethod((*</text:span><text:span text:style-name="T4">reinterpret_cast</text:span><text:span text:style-name="T6">&lt;</text:span><text:span text:style-name="T2"> </text:span><text:span text:style-name="T5">QString</text:span><text:span text:style-name="T6">(*)&gt;(_a[</text:span><text:span text:style-name="T1">1</text:span><text:span text:style-name="T6">])));</text:span><text:span text:style-name="T2"> </text:span><text:span text:style-name="T4">break</text:span><text:span text:style-name="T6">;</text:span></text:p>
      <text:p text:style-name="P11"><text:span text:style-name="T2"><text:s text:c="12"/></text:span><text:span text:style-name="T4">case</text:span><text:span text:style-name="T2"> </text:span><text:span text:style-name="T1">2</text:span><text:span text:style-name="T6">:</text:span><text:span text:style-name="T2"> </text:span><text:span text:style-name="T6">setTxt((*</text:span><text:span text:style-name="T4">reinterpret_cast</text:span><text:span text:style-name="T6">&lt;</text:span><text:span text:style-name="T2"> </text:span><text:span text:style-name="T5">QString</text:span><text:span text:style-name="T6">(*)&gt;(_a[</text:span><text:span text:style-name="T1">1</text:span><text:span text:style-name="T6">])));</text:span><text:span text:style-name="T2"> </text:span><text:span text:style-name="T4">break</text:span><text:span text:style-name="T6">;</text:span></text:p>
      <text:p text:style-name="P13"><text:span text:style-name="T3"><text:tab/></text:span><text:span text:style-name="T2"> <text:s text:c="5"/></text:span><text:span text:style-name="T4">default</text:span><text:span text:style-name="T6">: ;</text:span></text:p>
      <text:p text:style-name="P11"><text:span text:style-name="T2"><text:s text:c="8"/></text:span><text:span text:style-name="T6">}</text:span></text:p>
      <text:p text:style-name="P11"><text:span text:style-name="T2"><text:s text:c="4"/></text:span><text:span text:style-name="T6">}</text:span><text:span text:style-name="T2"> </text:span><text:span text:style-name="T4">else</text:span><text:span text:style-name="T2"> </text:span><text:span text:style-name="T4">if</text:span><text:span text:style-name="T2"> </text:span><text:span text:style-name="T6">(_c</text:span><text:span text:style-name="T2"> </text:span><text:span text:style-name="T6">==</text:span><text:span text:style-name="T2"> </text:span><text:span text:style-name="T5">QMetaObject</text:span><text:span text:style-name="T6">::</text:span><text:span text:style-name="T5">IndexOfMethod</text:span><text:span text:style-name="T6">)</text:span><text:span text:style-name="T2"> </text:span><text:span text:style-name="T6">{</text:span></text:p>
      <text:p text:style-name="P11"><text:span text:style-name="T2"><text:s text:c="8"/></text:span><text:span text:style-name="T4">int</text:span><text:span text:style-name="T2"> </text:span><text:span text:style-name="T6">*result</text:span><text:span text:style-name="T2"> </text:span><text:span text:style-name="T6">=</text:span><text:span text:style-name="T2"> </text:span><text:span text:style-name="T4">reinterpret_cast</text:span><text:span text:style-name="T6">&lt;</text:span><text:span text:style-name="T4">int</text:span><text:span text:style-name="T2"> </text:span><text:span text:style-name="T6">*&gt;(_a[</text:span><text:span text:style-name="T1">0</text:span><text:span text:style-name="T6">]);</text:span></text:p>
      <text:p text:style-name="P11"><text:span text:style-name="T2"><text:s text:c="8"/></text:span><text:span text:style-name="T4">void</text:span><text:span text:style-name="T2"> </text:span><text:span text:style-name="T6">**func</text:span><text:span text:style-name="T2"> </text:span><text:span text:style-name="T6">=</text:span><text:span text:style-name="T2"> </text:span><text:span text:style-name="T4">reinterpret_cast</text:span><text:span text:style-name="T6">&lt;</text:span><text:span text:style-name="T4">void</text:span><text:span text:style-name="T2"> </text:span><text:span text:style-name="T6">**&gt;(_a[</text:span><text:span text:style-name="T1">1</text:span><text:span text:style-name="T6">]);</text:span></text:p>
      <text:p text:style-name="P11"><text:span text:style-name="T2"><text:s text:c="8"/></text:span><text:span text:style-name="T6">{</text:span></text:p>
      <text:p text:style-name="P11"><text:span text:style-name="T2"><text:s text:c="12"/></text:span><text:span text:style-name="T4">typedef</text:span><text:span text:style-name="T2"> </text:span><text:span text:style-name="T4">void</text:span><text:span text:style-name="T2"> </text:span><text:span text:style-name="T6">(</text:span><text:span text:style-name="T5">Tester</text:span><text:span text:style-name="T6">::*</text:span><text:span text:style-name="T5">_t</text:span><text:span text:style-name="T6">)(</text:span><text:span text:style-name="T2"> </text:span><text:span text:style-name="T4">const</text:span><text:span text:style-name="T2"> </text:span><text:span text:style-name="T5">QString</text:span><text:span text:style-name="T2"> </text:span><text:span text:style-name="T6">&amp;</text:span><text:span text:style-name="T2"> </text:span><text:span text:style-name="T6">);</text:span></text:p>
      <text:p text:style-name="P11"><text:span text:style-name="T2"><text:s text:c="12"/></text:span><text:span text:style-name="T4">if</text:span><text:span text:style-name="T2"> </text:span><text:span text:style-name="T6">(*</text:span><text:span text:style-name="T4">reinterpret_cast</text:span><text:span text:style-name="T6">&lt;</text:span><text:span text:style-name="T5">_t</text:span><text:span text:style-name="T2"> </text:span><text:span text:style-name="T6">*&gt;(func)</text:span><text:span text:style-name="T2"> </text:span><text:span text:style-name="T6">==</text:span><text:span text:style-name="T2"> </text:span><text:span text:style-name="T4">static_cast</text:span><text:span text:style-name="T6">&lt;</text:span><text:span text:style-name="T5">_t</text:span><text:span text:style-name="T6">&gt;(&amp;</text:span><text:span text:style-name="T5">Tester</text:span><text:span text:style-name="T6">::</text:span>textChanged<text:span text:style-name="T6">))</text:span><text:span text:style-name="T2"> </text:span><text:span text:style-name="T6">{</text:span></text:p>
      <text:p text:style-name="P11"><text:span text:style-name="T2"><text:s text:c="16"/></text:span><text:span text:style-name="T6">*result</text:span><text:span text:style-name="T2"> </text:span><text:span text:style-name="T6">=</text:span><text:span text:style-name="T2"> </text:span><text:span text:style-name="T1">0</text:span><text:span text:style-name="T6">;</text:span></text:p>
      <text:p text:style-name="P11"><text:span text:style-name="T2"><text:s text:c="16"/></text:span><text:span text:style-name="T4">return</text:span><text:span text:style-name="T6">;</text:span></text:p>
      <text:p text:style-name="P11"><text:span text:style-name="T2"><text:s text:c="12"/></text:span><text:span text:style-name="T6">}</text:span></text:p>
      <text:p text:style-name="P11"><text:span text:style-name="T2"><text:s text:c="8"/></text:span><text:span text:style-name="T6">}</text:span></text:p>
      <text:p text:style-name="P11"><text:span text:style-name="T2"><text:s text:c="8"/></text:span><text:span text:style-name="T6">{</text:span></text:p>
      <text:p text:style-name="P11"><text:span text:style-name="T2"><text:s text:c="12"/></text:span><text:span text:style-name="T4">typedef</text:span><text:span text:style-name="T2"> </text:span><text:span text:style-name="T4">void</text:span><text:span text:style-name="T2"> </text:span><text:span text:style-name="T6">(</text:span><text:span text:style-name="T5">Tester</text:span><text:span text:style-name="T6">::*</text:span><text:span text:style-name="T5">_t</text:span><text:span text:style-name="T6">)(</text:span><text:span text:style-name="T2"> </text:span><text:span text:style-name="T4">const</text:span><text:span text:style-name="T2"> </text:span><text:span text:style-name="T5">QString</text:span><text:span text:style-name="T2"> </text:span><text:span text:style-name="T6">&amp;</text:span><text:span text:style-name="T2"> </text:span><text:span text:style-name="T6">);</text:span></text:p>
      <text:p text:style-name="P11"><text:span text:style-name="T2"><text:s text:c="12"/></text:span><text:span text:style-name="T4">if</text:span><text:span text:style-name="T2"> </text:span><text:span text:style-name="T6">(*</text:span><text:span text:style-name="T4">reinterpret_cast</text:span><text:span text:style-name="T6">&lt;</text:span><text:span text:style-name="T5">_t</text:span><text:span text:style-name="T2"> </text:span><text:span text:style-name="T6">*&gt;(func)</text:span><text:span text:style-name="T2"> </text:span><text:span text:style-name="T6">==</text:span><text:span text:style-name="T2"> </text:span><text:span text:style-name="T4">static_cast</text:span><text:span text:style-name="T6">&lt;</text:span><text:span text:style-name="T5">_t</text:span><text:span text:style-name="T6">&gt;(&amp;</text:span><text:span text:style-name="T5">Tester</text:span><text:span text:style-name="T6">::</text:span>someMethod<text:span text:style-name="T6">))</text:span><text:span text:style-name="T2"> </text:span><text:span text:style-name="T6">{</text:span></text:p>
      <text:p text:style-name="P11"><text:span text:style-name="T2"><text:s text:c="16"/></text:span><text:span text:style-name="T6">*result</text:span><text:span text:style-name="T2"> </text:span><text:span text:style-name="T6">=</text:span><text:span text:style-name="T2"> </text:span><text:span text:style-name="T1">0</text:span><text:span text:style-name="T6">;</text:span></text:p>
      <text:p text:style-name="P11"><text:span text:style-name="T2"><text:s text:c="16"/></text:span><text:span text:style-name="T4">return</text:span><text:span text:style-name="T6">;</text:span></text:p>
      <text:p text:style-name="P11"><text:span text:style-name="T2"><text:s text:c="12"/></text:span><text:span text:style-name="T6">}</text:span></text:p>
      <text:p text:style-name="P11"><text:span text:style-name="T2"><text:s text:c="8"/></text:span><text:span text:style-name="T6">}</text:span></text:p>
      <text:p text:style-name="P11"><text:span text:style-name="T2"><text:s text:c="8"/></text:span><text:span text:style-name="T6">{</text:span></text:p>
      <text:p text:style-name="P11"><text:span text:style-name="T2"><text:s text:c="12"/></text:span><text:span text:style-name="T4">typedef</text:span><text:span text:style-name="T2"> </text:span><text:span text:style-name="T4">void</text:span><text:span text:style-name="T2"> </text:span><text:span text:style-name="T6">(</text:span><text:span text:style-name="T5">Tester</text:span><text:span text:style-name="T6">::*</text:span><text:span text:style-name="T5">_t</text:span><text:span text:style-name="T6">)(</text:span><text:span text:style-name="T2"> </text:span><text:span text:style-name="T4">const</text:span><text:span text:style-name="T2"> </text:span><text:span text:style-name="T5">QString</text:span><text:span text:style-name="T2"> </text:span><text:span text:style-name="T6">&amp;</text:span><text:span text:style-name="T2"> </text:span><text:span text:style-name="T6">);</text:span></text:p>
      <text:p text:style-name="P11"><text:span text:style-name="T2"><text:s text:c="12"/></text:span><text:span text:style-name="T4">if</text:span><text:span text:style-name="T2"> </text:span><text:span text:style-name="T6">(*</text:span><text:span text:style-name="T4">reinterpret_cast</text:span><text:span text:style-name="T6">&lt;</text:span><text:span text:style-name="T5">_t</text:span><text:span text:style-name="T2"> </text:span><text:span text:style-name="T6">*&gt;(func)</text:span><text:span text:style-name="T2"> </text:span><text:span text:style-name="T6">==</text:span><text:span text:style-name="T2"> </text:span><text:span text:style-name="T4">static_cast</text:span><text:span text:style-name="T6">&lt;</text:span><text:span text:style-name="T5">_t</text:span><text:span text:style-name="T6">&gt;(&amp;</text:span><text:span text:style-name="T5">Tester</text:span><text:span text:style-name="T6">::</text:span>setTxt<text:span text:style-name="T6">))</text:span><text:span text:style-name="T2"> </text:span><text:span text:style-name="T6">{</text:span></text:p>
      <text:p text:style-name="P11"><text:span text:style-name="T2"><text:s text:c="16"/></text:span><text:span text:style-name="T6">*result</text:span><text:span text:style-name="T2"> </text:span><text:span text:style-name="T6">=</text:span><text:span text:style-name="T2"> </text:span><text:span text:style-name="T1">0</text:span><text:span text:style-name="T6">;</text:span></text:p>
      <text:p text:style-name="P11"><text:soft-page-break/><text:span text:style-name="T2"><text:s text:c="16"/></text:span><text:span text:style-name="T4">return</text:span><text:span text:style-name="T6">;</text:span></text:p>
      <text:p text:style-name="P11"><text:span text:style-name="T2"><text:s text:c="12"/></text:span><text:span text:style-name="T6">}</text:span></text:p>
      <text:p text:style-name="P11"><text:span text:style-name="T2"><text:s text:c="8"/></text:span><text:span text:style-name="T6">}</text:span></text:p>
      <text:p text:style-name="P11"><text:span text:style-name="T2"><text:s text:c="4"/></text:span><text:span text:style-name="T6">}</text:span></text:p>
      <text:p text:style-name="P10">}</text:p>
      <text:p text:style-name="P5"/>
      <text:p text:style-name="P3">Same thing here, the above code maps the data provided by Qt to methods of C++ but one could also map them to other values (like a C function or whatever). <text:s/>So the implementation above is specific but the method is generic.</text:p>
      <text:p text:style-name="P2"><text:span text:style-name="T8">DoInitializePrivateMetaObject</text:span> finally does al the defining, the hard work. <text:s/></text:p>
      <text:p text:style-name="P2"/>
      <text:p text:style-name="P2">As input it gets a DynamicMetaObject which serves as a convenience class around the standard QMetaObject. <text:s/>It provides a nice API allowing for the filling in of the QmetaObject data structures.</text:p>
      <text:p text:style-name="P2"/>
      <text:p text:style-name="P2">What needs to be done is to push signals (instances of DynamicSignal), methods (instances of DynamicMethod), slots (instances of DynamicSlot), properties (instances of DynamicProperty) and enums (instances of DynamicEnum) to this DynamicMetaObject instance. <text:s/></text:p>
      <text:p text:style-name="P2"/>
      <text:p text:style-name="P2">Types are defined using the DynamicType class which can be used for standard Qt Types (defined by QmetaType) or for user defined types (like Qstring *) which can be passed by string to the DynamicType class. <text:s text:c="2"/>The order of the pushing is not important. However it only determines the indices of the methods properties and enums. <text:s/>So in the example hereafter index of textChanged is 0, someMethod 1 and setText 2. <text:s/>Property Txt has index 0.</text:p>
      <text:p text:style-name="P2"/>
      <text:p text:style-name="P8"><text:span text:style-name="T2"><text:s text:c="4"/></text:span><text:span text:style-name="T6">MO.push(</text:span><text:span text:style-name="T2"> </text:span><text:span text:style-name="T5">DynamicSignal</text:span><text:span text:style-name="T6">(</text:span><text:span text:style-name="T2"> </text:span><text:span text:style-name="T3">"textChanged"</text:span><text:span text:style-name="T6">).setArg(</text:span><text:span text:style-name="T2"> </text:span><text:span text:style-name="T3">"Txt"</text:span><text:span text:style-name="T6">,</text:span><text:span text:style-name="T2"> </text:span><text:span text:style-name="T5">DynamicType</text:span><text:span text:style-name="T6">(</text:span><text:span text:style-name="T2"> </text:span><text:span text:style-name="T5">QMetaType</text:span><text:span text:style-name="T6">::</text:span><text:span text:style-name="T5">QString</text:span><text:span text:style-name="T2"> </text:span><text:span text:style-name="T6">)</text:span><text:span text:style-name="T2"> </text:span><text:span text:style-name="T6">)</text:span><text:span text:style-name="T2"> </text:span><text:span text:style-name="T6">);</text:span></text:p>
      <text:p text:style-name="P8"><text:span text:style-name="T2"><text:s text:c="4"/></text:span><text:span text:style-name="T6">MO.push(</text:span><text:span text:style-name="T2"> </text:span><text:span text:style-name="T5">DynamicMethod</text:span><text:span text:style-name="T6">(</text:span><text:span text:style-name="T2"> </text:span><text:span text:style-name="T3">"someMethod"</text:span><text:span text:style-name="T6">).setArg(</text:span><text:span text:style-name="T2"> </text:span><text:span text:style-name="T3">"Txt"</text:span><text:span text:style-name="T6">,</text:span><text:span text:style-name="T2"> </text:span><text:span text:style-name="T5">DynamicType</text:span><text:span text:style-name="T6">(</text:span><text:span text:style-name="T2"> </text:span><text:span text:style-name="T5">QMetaType</text:span><text:span text:style-name="T6">::</text:span><text:span text:style-name="T5">QString</text:span><text:span text:style-name="T2"> </text:span><text:span text:style-name="T6">)</text:span><text:span text:style-name="T2"> </text:span><text:span text:style-name="T6">)</text:span><text:span text:style-name="T2"> </text:span><text:span text:style-name="T6">);</text:span></text:p>
      <text:p text:style-name="P8"><text:span text:style-name="T2"><text:s text:c="4"/></text:span><text:span text:style-name="T6">MO.push(</text:span><text:span text:style-name="T2"> </text:span><text:span text:style-name="T5">DynamicSlot</text:span><text:span text:style-name="T6">(</text:span><text:span text:style-name="T2"> </text:span><text:span text:style-name="T3">"setTxt"</text:span><text:span text:style-name="T6">).setArg(</text:span><text:span text:style-name="T2"> </text:span><text:span text:style-name="T3">"Txt"</text:span><text:span text:style-name="T6">,</text:span><text:span text:style-name="T2"> </text:span><text:span text:style-name="T5">DynamicType</text:span><text:span text:style-name="T6">(</text:span><text:span text:style-name="T2"> </text:span><text:span text:style-name="T5">QMetaType</text:span><text:span text:style-name="T6">::</text:span><text:span text:style-name="T5">QString</text:span><text:span text:style-name="T2"> </text:span><text:span text:style-name="T6">)</text:span><text:span text:style-name="T2"> </text:span><text:span text:style-name="T6">)</text:span><text:span text:style-name="T2"> </text:span><text:span text:style-name="T6">);</text:span></text:p>
      <text:p text:style-name="P6"><text:span text:style-name="T2"><text:s text:c="4"/></text:span><text:span text:style-name="T6">MO.push(</text:span><text:span text:style-name="T2"> </text:span><text:span text:style-name="T5">DynamicProperty</text:span><text:span text:style-name="T6">(</text:span><text:span text:style-name="T2"> </text:span><text:span text:style-name="T3">"Txt"</text:span><text:span text:style-name="T2"> </text:span><text:span text:style-name="T6">).setType(</text:span><text:span text:style-name="T2"> </text:span><text:span text:style-name="T5">DynamicType</text:span><text:span text:style-name="T6">(</text:span><text:span text:style-name="T2"> </text:span><text:span text:style-name="T5">QMetaType</text:span><text:span text:style-name="T6">::</text:span><text:span text:style-name="T5">QString</text:span><text:span text:style-name="T2"> </text:span><text:span text:style-name="T6">)</text:span><text:span text:style-name="T2"> </text:span><text:span text:style-name="T6">).setStdCppSetter().setNotify(</text:span><text:span text:style-name="T2"> </text:span><text:span text:style-name="T3">"textChanged"</text:span><text:span text:style-name="T2"> </text:span><text:span text:style-name="T6">)</text:span><text:span text:style-name="T2"> </text:span><text:span text:style-name="T6">);</text:span></text:p>
      <text:p text:style-name="P2">In this example the values for methods and arguments is literally put in the code. <text:s/>Of course these values could come from the result of inspection and the pushing done in a loop of some kind.</text:p>
      <text:p text:style-name="P2"/>
      <text:p text:style-name="P2">Once the class defined, there is no usage difference between a regular Qobject and a DynamicQObject. <text:s/></text:p>
      <text:p text:style-name="P2"/>
      <text:p text:style-name="P4"><text:span text:style-name="T2"><text:s text:c="4"/></text:span><text:span text:style-name="T9">DTO</text:span><text:span text:style-name="T2"> </text:span><text:span text:style-name="T6">=</text:span><text:span text:style-name="T2"> </text:span><text:span text:style-name="T4">new</text:span><text:span text:style-name="T2"> </text:span><text:span text:style-name="T5">Tester</text:span><text:span text:style-name="T6">(</text:span><text:span text:style-name="T2"> </text:span><text:span text:style-name="T4">this</text:span><text:span text:style-name="T2"> </text:span><text:span text:style-name="T6">);</text:span></text:p>
      <text:p text:style-name="P7"><text:s text:c="4"/></text:p>
      <text:p text:style-name="P8"><text:span text:style-name="T2"><text:s text:c="4"/></text:span><text:span text:style-name="T6">connect(</text:span><text:span text:style-name="T2"> </text:span><text:span text:style-name="T9">DTO</text:span><text:span text:style-name="T6">,</text:span><text:span text:style-name="T2"> </text:span><text:span text:style-name="T4">SIGNAL</text:span><text:span text:style-name="T6">(</text:span><text:span text:style-name="T2"> </text:span>textChanged<text:span text:style-name="T6">(</text:span><text:span text:style-name="T4">const</text:span><text:span text:style-name="T2"> </text:span><text:span text:style-name="T5">QString</text:span><text:span text:style-name="T2"> </text:span><text:span text:style-name="T6">&amp;</text:span><text:span text:style-name="T2"> </text:span><text:span text:style-name="T6">)</text:span><text:span text:style-name="T2"> </text:span><text:span text:style-name="T6">),</text:span><text:span text:style-name="T2"> </text:span></text:p>
      <text:p text:style-name="P8"><text:span text:style-name="T2"><text:s text:c="13"/></text:span><text:span text:style-name="T9">ui</text:span><text:span text:style-name="T6">-&gt;</text:span><text:span text:style-name="T9">PropertyValue2_LBL</text:span><text:span text:style-name="T6">,</text:span><text:span text:style-name="T2"> </text:span><text:span text:style-name="T4">SLOT</text:span><text:span text:style-name="T6">(</text:span><text:span text:style-name="T2"> </text:span>setText<text:span text:style-name="T6">(</text:span><text:span text:style-name="T2"> </text:span><text:span text:style-name="T4">const</text:span><text:span text:style-name="T2"> </text:span><text:span text:style-name="T5">QString</text:span><text:span text:style-name="T2"> </text:span><text:span text:style-name="T6">&amp;</text:span><text:span text:style-name="T2"> </text:span><text:span text:style-name="T6">)</text:span><text:span text:style-name="T2"> </text:span><text:span text:style-name="T6">)</text:span><text:span text:style-name="T2"> </text:span><text:span text:style-name="T6">);</text:span></text:p>
      <text:p text:style-name="P7"><text:s text:c="4"/></text:p>
      <text:p text:style-name="P8"><text:span text:style-name="T2"><text:s text:c="4"/></text:span><text:span text:style-name="T6">connect(</text:span><text:span text:style-name="T2"> </text:span><text:span text:style-name="T4">this</text:span><text:span text:style-name="T6">,</text:span><text:span text:style-name="T2"> </text:span><text:span text:style-name="T4">SIGNAL</text:span><text:span text:style-name="T6">(</text:span><text:span text:style-name="T2"> </text:span>updateProperty2<text:span text:style-name="T6">(</text:span><text:span text:style-name="T4">const</text:span><text:span text:style-name="T2"> </text:span><text:span text:style-name="T5">QString</text:span><text:span text:style-name="T2"> </text:span><text:span text:style-name="T6">&amp;)),</text:span><text:span text:style-name="T2"> </text:span></text:p>
      <text:p text:style-name="P6"><text:span text:style-name="T2"><text:s text:c="13"/></text:span><text:span text:style-name="T9">DTO</text:span><text:span text:style-name="T6">,</text:span><text:span text:style-name="T2"> </text:span><text:span text:style-name="T4">SLOT</text:span><text:span text:style-name="T6">(</text:span><text:span text:style-name="T2"> </text:span>setTxt<text:span text:style-name="T6">(</text:span><text:span text:style-name="T2"> </text:span><text:span text:style-name="T4">const</text:span><text:span text:style-name="T2"> </text:span><text:span text:style-name="T5">QString</text:span><text:span text:style-name="T2"> </text:span><text:span text:style-name="T6">&amp;</text:span><text:span text:style-name="T2"> </text:span><text:span text:style-name="T6">)</text:span><text:span text:style-name="T2"> </text:span><text:span text:style-name="T6">)</text:span><text:span text:style-name="T2"> </text:span><text:span text:style-name="T6">);</text:span></text:p>
      <text:p text:style-name="P1"/>
      <text:p text:style-name="P1">Again here we do an explicit new of the Tester class, but this could also be done by a factory like </text:p>
      <text:p text:style-name="P1"/>
      <text:p text:style-name="Preformatted_20_Text"><text:span text:style-name="T10"><text:tab/>DTO = Soap::loadSoapService( “SomeService”, this );</text:span></text:p>
      <text:p text:style-name="P7"><text:s text:c="4"/></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0T17:14:52.38</meta:creation-date>
    <dc:date>2014-05-15T19:04:51.16</dc:date>
    <meta:editing-duration>PT51M43S</meta:editing-duration>
    <meta:editing-cycles>12</meta:editing-cycles>
    <meta:generator>OpenOffice/4.0.1$Win32 OpenOffice.org_project/401m5$Build-9714</meta:generator>
    <meta:document-statistic meta:table-count="0" meta:image-count="0" meta:object-count="0" meta:page-count="4" meta:paragraph-count="126" meta:word-count="1325" meta:character-count="8905"/>
  </office:meta>
</office:document-meta>
</file>